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B0000016EA15ED444.png"/>
  <manifest:file-entry manifest:media-type="image/png" manifest:full-path="Pictures/1000020100000452000002D80E13CCDE.png"/>
  <manifest:file-entry manifest:media-type="image/png" manifest:full-path="Pictures/10000201000003D8000001AA4B216F10.png"/>
  <manifest:file-entry manifest:media-type="image/jpeg" manifest:full-path="Pictures/100000000000026C000000AF44792C12.jpg"/>
  <manifest:file-entry manifest:media-type="image/png" manifest:full-path="Pictures/100000000000010D00000087E02377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6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0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title">
      <style:graphic-properties draw:fill-color="#ffffff" fo:min-height="3.567cm"/>
    </style:style>
    <style:style style:name="pr5" style:family="presentation" style:parent-style-name="Default-notes">
      <style:graphic-properties draw:fill-color="#ffffff" fo:min-height="11.159cm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2.842cm" svg:height="3.569cm" svg:x="1.27cm" svg:y="0.895cm" presentation:class="title" presentation:user-transformed="true">
          <draw:text-box>
            <text:p text:style-name="P1"><text:span text:style-name="T1">Architettura generale</text:span></text:p>
          </draw:text-box>
        </draw:frame>
        <draw:frame draw:style-name="gr1" draw:text-style-name="P3" draw:layer="layout" svg:width="18.944cm" svg:height="6.35cm" svg:x="2.646cm" svg:y="6.985cm">
          <draw:image xlink:href="Pictures/100000000000026C000000AF44792C12.jpg" xlink:type="simple" xlink:show="embed" xlink:actuate="onLoad">
            <text:p text:style-name="P4"/>
          </draw:image>
        </draw:frame>
        <presentation:notes draw:style-name="dp2">
          <draw:page-thumbnail draw:layer="layout" svg:width="32.76cm" svg:height="34.687cm" svg:x="-32.773cm" svg:y="-32.769cm" draw:page-number="1"/>
          <draw:frame presentation:style-name="pr2" draw:text-style-name="P4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5" draw:layer="layout" svg:width="22.86cm" svg:height="2.162cm" svg:x="1cm" svg:y="0.5cm" presentation:class="title" presentation:user-transformed="true">
          <draw:text-box>
            <text:p text:style-name="P1"><text:span text:style-name="T2">Logica interna</text:span></text:p>
          </draw:text-box>
        </draw:frame>
        <draw:frame draw:style-name="gr1" draw:text-style-name="P3" draw:layer="layout" svg:width="6.5cm" svg:height="3.264cm" svg:x="1cm" svg:y="14.736cm">
          <draw:image xlink:href="Pictures/100000000000010D00000087E0237770.png" xlink:type="simple" xlink:show="embed" xlink:actuate="onLoad">
            <text:p text:style-name="P4"/>
          </draw:image>
        </draw:frame>
        <draw:custom-shape draw:style-name="gr2" draw:text-style-name="P6" draw:layer="layout" svg:width="12.056cm" svg:height="1.019cm" svg:x="3.043cm" svg:y="6.381cm">
          <text:p text:style-name="P4"/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3cm" svg:height="13cm" svg:x="1.5cm" svg:y="2cm">
          <draw:image xlink:href="Pictures/1000020100000452000002D80E13CCDE.png" xlink:type="simple" xlink:show="embed" xlink:actuate="onLoad">
            <text:p text:style-name="P4"/>
          </draw:image>
        </draw:frame>
        <presentation:notes draw:style-name="dp2">
          <draw:custom-shape draw:style-name="gr4" draw:text-style-name="P6" draw:layer="layout" svg:width="7.144cm" svg:height="9.525cm" svg:x="5.953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text-style-name="P4" draw:layer="layout" svg:width="22.838cm" svg:height="3.567cm" svg:x="1.27cm" svg:y="0.897cm" presentation:class="title">
          <draw:text-box>
            <text:p text:style-name="P4">Scrittura SVG</text:p>
          </draw:text-box>
        </draw:frame>
        <draw:frame draw:style-name="gr3" draw:text-style-name="P7" draw:layer="layout" svg:width="20.704cm" svg:height="12.909cm" svg:x="2.444cm" svg:y="3.131cm">
          <draw:image xlink:href="Pictures/100002010000024B0000016EA15ED444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32.755cm" svg:height="34.684cm" svg:x="-32.774cm" svg:y="-32.77cm" draw:page-number="3" presentation:class="page"/>
          <draw:frame presentation:style-name="pr5" draw:text-style-name="P4" draw:layer="layout" svg:width="15.218cm" svg:height="11.15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4" draw:text-style-name="P4" draw:layer="layout" svg:width="22.838cm" svg:height="3.567cm" svg:x="1.27cm" svg:y="0.897cm" presentation:class="title">
          <draw:text-box>
            <text:p text:style-name="P4">Lettura SVG</text:p>
          </draw:text-box>
        </draw:frame>
        <draw:frame draw:style-name="gr3" draw:text-style-name="P7" draw:layer="layout" svg:width="25.399cm" svg:height="10.995cm" svg:x="0.096cm" svg:y="4.088cm">
          <draw:image xlink:href="Pictures/10000201000003D8000001AA4B216F10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32.755cm" svg:height="34.684cm" svg:x="-32.774cm" svg:y="-32.77cm" draw:page-number="4" presentation:class="page"/>
          <draw:frame presentation:style-name="pr5" draw:text-style-name="P4" draw:layer="layout" svg:width="15.218cm" svg:height="11.15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6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229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family-complex="Arial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6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9cm" fo:margin-right="0cm" fo:margin-top="0.229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family-complex="Arial" style:font-pitch-complex="variable" style:font-size-complex="22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1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0" style:family="paragraph">
      <style:paragraph-properties fo:margin-left="0cm" fo:margin-right="0cm" fo:line-height="100%" fo:text-align="center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Garamond" style:font-family-generic="roman" style:font-pitch="variable" fo:font-size="12pt" fo:language="it" fo:country="IT" style:font-size-asian="12pt" style:font-size-complex="12pt"/>
    </style:style>
    <style:style style:name="T3" style:family="text">
      <style:text-properties fo:font-family="Garamond" style:font-family-generic="roman" style:font-pitch="variable" fo:font-size="12pt" fo:language="en" fo:country="US" style:font-size-asian="12pt" style:font-size-complex="12pt"/>
    </style:style>
    <style:style style:name="T4" style:family="text">
      <style:text-properties fo:font-family="Garamond" style:font-family-generic="roman" style:font-pitch="variable" fo:font-size="12pt" fo:language="it" fo:country="IT" style:font-family-asian="'Bitstream Vera Sans'" style:font-pitch-asian="variable" style:font-size-asian="12pt" style:font-family-complex="'Bitstream Vera Sans'" style:font-pitch-complex="variable" style:font-size-complex="12pt"/>
    </style:style>
    <style:style style:name="T5" style:family="text">
      <style:text-properties fo:font-family="Garamond" style:font-family-generic="roman" style:font-pitch="variable" fo:font-size="12pt" fo:language="en" fo:country="US" style:font-family-asian="'Bitstream Vera Sans'" style:font-pitch-asian="variable" style:font-size-asian="12pt" style:font-family-complex="'Bitstream Vera Sans'" style:font-pitch-complex="variable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38cm" svg:height="3.817cm" svg:x="1.27cm" svg:y="0.772cm" presentation:class="title" presentation:placeholder="true">
        <draw:text-box/>
      </draw:frame>
      <draw:frame presentation:style-name="Default-outline1" draw:layer="backgroundobjects" svg:width="22.838cm" svg:height="12.564cm" svg:x="1.27cm" svg:y="4.444cm" presentation:class="outline" presentation:placeholder="true">
        <draw:text-box/>
      </draw:frame>
      <draw:frame presentation:style-name="pr1" draw:text-style-name="P3" draw:layer="backgroundobjects" svg:width="5.905cm" svg:height="1.249cm" svg:x="1.269cm" svg:y="17.338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22cm" svg:height="1.249cm" svg:x="8.678cm" svg:y="17.356cm" presentation:class="footer">
        <draw:text-box>
          <text:p text:style-name="P4"><text:span text:style-name="T3"><presentation:footer/></text:span></text:p>
        </draw:text-box>
      </draw:frame>
      <draw:frame presentation:style-name="pr3" draw:text-style-name="P5" draw:layer="backgroundobjects" svg:width="5.905cm" svg:height="1.249cm" svg:x="18.202cm" svg:y="17.338cm" presentation:class="page-number">
        <draw:text-box>
          <text:p text:style-name="P5"><text:span text:style-name="T3"><text:page-number>&lt;number&gt;</text:page-number></text:span></text:p>
        </draw:text-box>
      </draw:frame>
      <draw:custom-shape draw:style-name="gr3" draw:text-style-name="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1.27cm" svg:y1="17.145cm" svg:x2="24.13cm" svg:y2="17.149cm">
        <text:p/>
      </draw:line>
      <presentation:notes style:page-layout-name="PM0">
        <draw:rect draw:style-name="gr5" draw:text-style-name="P8" draw:layer="backgroundobjects" svg:width="19.05cm" svg:height="25.4cm" svg:x="0cm" svg:y="0cm">
          <text:p/>
        </draw:rect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5cm" svg:height="34.684cm" svg:x="-32.774cm" svg:y="-32.77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21.153cm" svg:height="4.848cm" svg:x="2.539cm" svg:y="4.232cm" presentation:class="title" presentation:placeholder="true">
        <draw:text-box/>
      </draw:frame>
      <draw:frame presentation:style-name="pr4" draw:text-style-name="P9" draw:layer="backgroundobjects" svg:width="5.905cm" svg:height="1.249cm" svg:x="1.269cm" svg:y="17.338cm" presentation:class="date-time">
        <draw:text-box>
          <text:p text:style-name="P9"><text:span text:style-name="T4"><presentation:date-time/></text:span></text:p>
        </draw:text-box>
      </draw:frame>
      <draw:frame presentation:style-name="pr5" draw:text-style-name="P10" draw:layer="backgroundobjects" svg:width="8.022cm" svg:height="1.249cm" svg:x="8.678cm" svg:y="17.338cm" presentation:class="footer">
        <draw:text-box>
          <text:p text:style-name="P10"><text:span text:style-name="T5"><presentation:footer/></text:span></text:p>
        </draw:text-box>
      </draw:frame>
      <draw:frame presentation:style-name="pr6" draw:text-style-name="P11" draw:layer="backgroundobjects" svg:width="5.905cm" svg:height="1.249cm" svg:x="18.202cm" svg:y="17.338cm" presentation:class="page-number">
        <draw:text-box>
          <text:p text:style-name="P11"><text:span text:style-name="T5"><text:page-number>&lt;number&gt;</text:page-number></text:span></text:p>
        </draw:text-box>
      </draw:frame>
      <draw:custom-shape draw:style-name="gr7" draw:text-style-name="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5.503cm" svg:y1="11.007cm" svg:x2="23.592cm" svg:y2="11.011cm">
        <text:p/>
      </draw:line>
      <draw:frame presentation:style-name="Title1-outline1" draw:layer="backgroundobjects" svg:width="22.838cm" svg:height="12.551cm" svg:x="1.27cm" svg:y="4.458cm" presentation:class="outline" presentation:placeholder="true">
        <draw:text-box/>
      </draw:frame>
      <presentation:notes style:page-layout-name="PM0">
        <draw:rect draw:style-name="gr5" draw:text-style-name="P8" draw:layer="backgroundobjects" svg:width="19.05cm" svg:height="25.4cm" svg:x="0cm" svg:y="0cm">
          <text:p/>
        </draw:rect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55cm" svg:height="34.684cm" svg:x="-32.774cm" svg:y="-32.77cm" presentation:class="page"/>
        <draw:frame presentation:style-name="Title1-notes" draw:layer="backgroundobjects" svg:width="15.218cm" svg:height="11.40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Diapositiva 1</dc:title>
    <meta:creation-date>2009-01-28T17:53:52</meta:creation-date>
    <dc:date>2009-01-28T17:57:01</dc:date>
    <meta:print-date>2009-01-28T13:53:06</meta:print-date>
    <dc:language>it-IT</dc:language>
    <meta:editing-cycles>3</meta:editing-cycles>
    <meta:editing-duration>PT11M31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